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Recall</text:p>
          </table:table-cell>
          <table:table-cell office:value-type="string" calcext:value-type="string">
            <text:p><text:s/>F1</text:p>
          </table:table-cell>
          <table:table-cell office:value-type="string" calcext:value-type="string">
            <text:p><text:s/>MeanPrecision</text:p>
          </table:table-cell>
          <table:table-cell office:value-type="string" calcext:value-type="string">
            <text:p><text:s/>MeanPrecision@10</text:p>
          </table:table-cell>
          <table:table-cell office:value-type="string" calcext:value-type="string">
            <text:p><text:s/>NDC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32911392405063" calcext:value-type="float">
            <text:p>0.063291139240506</text:p>
          </table:table-cell>
          <table:table-cell office:value-type="float" office:value="0.112359550561798" calcext:value-type="float">
            <text:p>0.11235955056179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495049504950495" calcext:value-type="float">
            <text:p>0.04950495049505</text:p>
          </table:table-cell>
          <table:table-cell office:value-type="float" office:value="0.0900900900900901" calcext:value-type="float">
            <text:p>0.0900900900900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9432207699471" calcext:value-type="float">
            <text:p>0.9432207699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588235294117647" calcext:value-type="float">
            <text:p>0.05882352941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76558073393" calcext:value-type="float">
            <text:p>0.43067655807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06382978723404" calcext:value-type="float">
            <text:p>0.106382978723404</text:p>
          </table:table-cell>
          <table:table-cell office:value-type="float" office:value="0.192307692307692" calcext:value-type="float">
            <text:p>0.19230769230769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0608695652173913" calcext:value-type="float">
            <text:p>0.06086956521739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614285714285714" calcext:value-type="float">
            <text:p>0.614285714285714</text:p>
          </table:table-cell>
          <table:table-cell office:value-type="float" office:value="0.840978353592207" calcext:value-type="float">
            <text:p>0.840978353592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608695652173913" calcext:value-type="float">
            <text:p>0.06086956521739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470918367346939" calcext:value-type="float">
            <text:p>0.470918367346939</text:p>
          </table:table-cell>
          <table:table-cell office:value-type="float" office:value="0.641765922200358" calcext:value-type="float">
            <text:p>0.641765922200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0165289256198347" calcext:value-type="float">
            <text:p>0.016528925619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852807234542" calcext:value-type="float">
            <text:p>0.386852807234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00751879699248" calcext:value-type="float">
            <text:p>0.0300751879699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17647058823529" calcext:value-type="float">
            <text:p>0.11764705882352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93426403617271" calcext:value-type="float">
            <text:p>0.693426403617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272108843537415" calcext:value-type="float">
            <text:p>0.027210884353742</text:p>
          </table:table-cell>
          <table:table-cell office:value-type="float" office:value="0.0509554140127389" calcext:value-type="float">
            <text:p>0.050955414012739</text:p>
          </table:table-cell>
          <table:table-cell table:number-columns-repeated="2" office:value-type="float" office:value="0.266666666666667" calcext:value-type="float">
            <text:p>0.266666666666667</text:p>
          </table:table-cell>
          <table:table-cell office:value-type="float" office:value="0.580917714425007" calcext:value-type="float">
            <text:p>0.580917714425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158730158730159" calcext:value-type="float">
            <text:p>0.01587301587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94993893412718" calcext:value-type="float">
            <text:p>0.949938934127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0238095238095238" calcext:value-type="float">
            <text:p>0.02380952380952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810225519357798" calcext:value-type="float">
            <text:p>0.810225519357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0.421164021164021" calcext:value-type="float">
            <text:p>0.421164021164021</text:p>
          </table:table-cell>
          <table:table-cell office:value-type="float" office:value="0.626807572005575" calcext:value-type="float">
            <text:p>0.626807572005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76190476190476" calcext:value-type="float">
            <text:p>0.04761904761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852807234542" calcext:value-type="float">
            <text:p>0.386852807234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0.148936170212766" calcext:value-type="float">
            <text:p>0.148936170212766</text:p>
          </table:table-cell>
          <table:table-cell office:value-type="float" office:value="0.245614035087719" calcext:value-type="float">
            <text:p>0.245614035087719</text:p>
          </table:table-cell>
          <table:table-cell table:number-columns-repeated="2" office:value-type="float" office:value="0.509183673469388" calcext:value-type="float">
            <text:p>0.509183673469388</text:p>
          </table:table-cell>
          <table:table-cell office:value-type="float" office:value="0.771844906517763" calcext:value-type="float">
            <text:p>0.7718449065177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512820512820513" calcext:value-type="float">
            <text:p>0.05128205128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869565217391304" calcext:value-type="float">
            <text:p>0.08695652173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0.0232558139534884" calcext:value-type="float">
            <text:p>0.023255813953488</text:p>
          </table:table-cell>
          <table:table-cell office:value-type="float" office:value="0.0377358490566038" calcext:value-type="float">
            <text:p>0.03773584905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00606060606060606" calcext:value-type="float">
            <text:p>0.006060606060606</text:p>
          </table:table-cell>
          <table:table-cell office:value-type="float" office:value="0.0114285714285714" calcext:value-type="float">
            <text:p>0.01142857142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.1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487804878048781" calcext:value-type="float">
            <text:p>0.04878048780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207187108022" calcext:value-type="float">
            <text:p>0.356207187108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014760147601476" calcext:value-type="float">
            <text:p>0.014760147601476</text:p>
          </table:table-cell>
          <table:table-cell office:value-type="float" office:value="0.0284697508896797" calcext:value-type="float">
            <text:p>0.02846975088968</text:p>
          </table:table-cell>
          <table:table-cell table:number-columns-repeated="2" office:value-type="float" office:value="0.604166666666667" calcext:value-type="float">
            <text:p>0.604166666666667</text:p>
          </table:table-cell>
          <table:table-cell office:value-type="float" office:value="0.936040342243503" calcext:value-type="float">
            <text:p>0.9360403422435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606060606060606" calcext:value-type="float">
            <text:p>0.060606060606061</text:p>
          </table:table-cell>
          <table:table-cell table:number-columns-repeated="2" office:value-type="float" office:value="0.584424603174603" calcext:value-type="float">
            <text:p>0.584424603174603</text:p>
          </table:table-cell>
          <table:table-cell office:value-type="float" office:value="0.824454129163554" calcext:value-type="float">
            <text:p>0.824454129163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.0072202166064982" calcext:value-type="float">
            <text:p>0.007220216606498</text:p>
          </table:table-cell>
          <table:table-cell office:value-type="float" office:value="0.0139372822299652" calcext:value-type="float">
            <text:p>0.013937282229965</text:p>
          </table:table-cell>
          <table:table-cell table:number-columns-repeated="2" office:value-type="float" office:value="0.0555555555555556" calcext:value-type="float">
            <text:p>0.055555555555556</text:p>
          </table:table-cell>
          <table:table-cell office:value-type="float" office:value="0.358245203377688" calcext:value-type="float">
            <text:p>0.3582452033776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office:value-type="float" office:value="0.00171821305841924" calcext:value-type="float">
            <text:p>0.001718213058419</text:p>
          </table:table-cell>
          <table:table-cell office:value-type="float" office:value="0.00337837837837838" calcext:value-type="float">
            <text:p>0.00337837837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029995663981" calcext:value-type="float">
            <text:p>0.3010299956639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0.00143472022955524" calcext:value-type="float">
            <text:p>0.001434720229555</text:p>
          </table:table-cell>
          <table:table-cell office:value-type="float" office:value="0.00282885431400283" calcext:value-type="float">
            <text:p>0.002828854314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0.00512820512820513" calcext:value-type="float">
            <text:p>0.005128205128205</text:p>
          </table:table-cell>
          <table:table-cell office:value-type="float" office:value="0.00975609756097561" calcext:value-type="float">
            <text:p>0.009756097560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0.00770416024653313" calcext:value-type="float">
            <text:p>0.007704160246533</text:p>
          </table:table-cell>
          <table:table-cell office:value-type="float" office:value="0.0151745068285281" calcext:value-type="float">
            <text:p>0.015174506828528</text:p>
          </table:table-cell>
          <table:table-cell table:number-columns-repeated="2" office:value-type="float" office:value="0.472222222222222" calcext:value-type="float">
            <text:p>0.472222222222222</text:p>
          </table:table-cell>
          <table:table-cell office:value-type="float" office:value="0.803748661930798" calcext:value-type="float">
            <text:p>0.8037486619307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.00641025641025641" calcext:value-type="float">
            <text:p>0.006410256410256</text:p>
          </table:table-cell>
          <table:table-cell office:value-type="float" office:value="0.0120481927710843" calcext:value-type="float">
            <text:p>0.01204819277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50761421319797" calcext:value-type="float">
            <text:p>0.050761421319797</text:p>
          </table:table-cell>
          <table:table-cell office:value-type="float" office:value="0.0966183574879227" calcext:value-type="float">
            <text:p>0.09661835748792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0129032258064516" calcext:value-type="float">
            <text:p>0.012903225806452</text:p>
          </table:table-cell>
          <table:table-cell office:value-type="float" office:value="0.0242424242424242" calcext:value-type="float">
            <text:p>0.02424242424242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76976584523819" calcext:value-type="float">
            <text:p>0.8769765845238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0547945205479452" calcext:value-type="float">
            <text:p>0.054794520547945</text:p>
          </table:table-cell>
          <table:table-cell office:value-type="float" office:value="0.0963855421686747" calcext:value-type="float">
            <text:p>0.096385542168675</text:p>
          </table:table-cell>
          <table:table-cell table:number-columns-repeated="2" office:value-type="float" office:value="0.427083333333333" calcext:value-type="float">
            <text:p>0.427083333333333</text:p>
          </table:table-cell>
          <table:table-cell office:value-type="float" office:value="0.853315875530637" calcext:value-type="float">
            <text:p>0.853315875530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264" calcext:value-type="float">
            <text:p>0.264</text:p>
          </table:table-cell>
          <table:table-cell office:value-type="float" office:value="0.0625961776152603" calcext:value-type="float">
            <text:p>0.06259617761526</text:p>
          </table:table-cell>
          <table:table-cell office:value-type="float" office:value="0.0825383860312583" calcext:value-type="float">
            <text:p>0.082538386031258</text:p>
          </table:table-cell>
          <table:table-cell table:number-columns-repeated="2" office:value-type="float" office:value="0.202746749811036" calcext:value-type="float">
            <text:p>0.202746749811036</text:p>
          </table:table-cell>
          <table:table-cell office:value-type="float" office:value="0.517470524957495" calcext:value-type="float">
            <text:p>0.517470524957495</text:p>
          </table:table-cell>
        </table:table-row>
      </table:table>
      <table:table table:name="metric20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Recall</text:p>
          </table:table-cell>
          <table:table-cell office:value-type="string" calcext:value-type="string">
            <text:p><text:s/>F1</text:p>
          </table:table-cell>
          <table:table-cell office:value-type="string" calcext:value-type="string">
            <text:p><text:s/>MeanPrecision</text:p>
          </table:table-cell>
          <table:table-cell office:value-type="string" calcext:value-type="string">
            <text:p><text:s/>MeanPrecision@10</text:p>
          </table:table-cell>
          <table:table-cell office:value-type="string" calcext:value-type="string">
            <text:p><text:s/>NDC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51898734177215" calcext:value-type="float">
            <text:p>0.151898734177215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680400617900618" calcext:value-type="float">
            <text:p>0.680400617900618</text:p>
          </table:table-cell>
          <table:table-cell office:value-type="float" office:value="0.8" calcext:value-type="float">
            <text:p>0.8</text:p>
          </table:table-cell>
          <table:table-cell office:value-type="float" office:value="0.92810074567875" calcext:value-type="float">
            <text:p>0.92810074567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94059405940594" calcext:value-type="float">
            <text:p>0.059405940594059</text:p>
          </table:table-cell>
          <table:table-cell office:value-type="float" office:value="0.0991735537190083" calcext:value-type="float">
            <text:p>0.099173553719008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6" calcext:value-type="float">
            <text:p>0.6</text:p>
          </table:table-cell>
          <table:table-cell office:value-type="float" office:value="0.916240777523431" calcext:value-type="float">
            <text:p>0.91624077752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454545454545455" calcext:value-type="float">
            <text:p>0.045454545454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76558073393" calcext:value-type="float">
            <text:p>0.43067655807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0.350877192982456" calcext:value-type="float">
            <text:p>0.35087719298245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0608695652173913" calcext:value-type="float">
            <text:p>0.060869565217391</text:p>
          </table:table-cell>
          <table:table-cell office:value-type="float" office:value="0.103703703703704" calcext:value-type="float">
            <text:p>0.103703703703704</text:p>
          </table:table-cell>
          <table:table-cell table:number-columns-repeated="2" office:value-type="float" office:value="0.614285714285714" calcext:value-type="float">
            <text:p>0.614285714285714</text:p>
          </table:table-cell>
          <table:table-cell office:value-type="float" office:value="0.840978353592207" calcext:value-type="float">
            <text:p>0.840978353592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39130434782609" calcext:value-type="float">
            <text:p>0.139130434782609</text:p>
          </table:table-cell>
          <table:table-cell office:value-type="float" office:value="0.237037037037037" calcext:value-type="float">
            <text:p>0.237037037037037</text:p>
          </table:table-cell>
          <table:table-cell office:value-type="float" office:value="0.638024863477166" calcext:value-type="float">
            <text:p>0.638024863477166</text:p>
          </table:table-cell>
          <table:table-cell office:value-type="float" office:value="0.470918367346939" calcext:value-type="float">
            <text:p>0.470918367346939</text:p>
          </table:table-cell>
          <table:table-cell office:value-type="float" office:value="0.737280568197307" calcext:value-type="float">
            <text:p>0.737280568197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0152671755725191" calcext:value-type="float">
            <text:p>0.015267175572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852807234542" calcext:value-type="float">
            <text:p>0.386852807234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610805860805861" calcext:value-type="float">
            <text:p>0.610805860805861</text:p>
          </table:table-cell>
          <table:table-cell office:value-type="float" office:value="0.75" calcext:value-type="float">
            <text:p>0.75</text:p>
          </table:table-cell>
          <table:table-cell office:value-type="float" office:value="0.92429406093338" calcext:value-type="float">
            <text:p>0.92429406093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93426403617271" calcext:value-type="float">
            <text:p>0.693426403617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0.0181818181818182" calcext:value-type="float">
            <text:p>0.0181818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.0340136054421769" calcext:value-type="float">
            <text:p>0.034013605442177</text:p>
          </table:table-cell>
          <table:table-cell office:value-type="float" office:value="0.0598802395209581" calcext:value-type="float">
            <text:p>0.059880239520958</text:p>
          </table:table-cell>
          <table:table-cell office:value-type="float" office:value="0.274871794871795" calcext:value-type="float">
            <text:p>0.27487179487179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584416667474372" calcext:value-type="float">
            <text:p>0.5844166674743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172413793103448" calcext:value-type="float">
            <text:p>0.017241379310345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627979012404908" calcext:value-type="float">
            <text:p>0.627979012404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5" calcext:value-type="float">
            <text:p>0.3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4" calcext:value-type="float">
            <text:p>0.14</text:p>
          </table:table-cell>
          <table:table-cell office:value-type="float" office:value="0.538095238095238" calcext:value-type="float">
            <text:p>0.538095238095238</text:p>
          </table:table-cell>
          <table:table-cell office:value-type="float" office:value="0.62" calcext:value-type="float">
            <text:p>0.62</text:p>
          </table:table-cell>
          <table:table-cell office:value-type="float" office:value="0.908380673355365" calcext:value-type="float">
            <text:p>0.9083806733553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0224719101123595" calcext:value-type="float">
            <text:p>0.0224719101123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810225519357798" calcext:value-type="float">
            <text:p>0.810225519357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479275952805365" calcext:value-type="float">
            <text:p>0.479275952805365</text:p>
          </table:table-cell>
          <table:table-cell office:value-type="float" office:value="0.421164021164021" calcext:value-type="float">
            <text:p>0.421164021164021</text:p>
          </table:table-cell>
          <table:table-cell office:value-type="float" office:value="0.637335464921227" calcext:value-type="float">
            <text:p>0.637335464921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384615384615385" calcext:value-type="float">
            <text:p>0.03846153846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852807234542" calcext:value-type="float">
            <text:p>0.386852807234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0.298507462686567" calcext:value-type="float">
            <text:p>0.298507462686567</text:p>
          </table:table-cell>
          <table:table-cell office:value-type="float" office:value="0.54058608058608" calcext:value-type="float">
            <text:p>0.54058608058608</text:p>
          </table:table-cell>
          <table:table-cell office:value-type="float" office:value="0.509183673469388" calcext:value-type="float">
            <text:p>0.509183673469388</text:p>
          </table:table-cell>
          <table:table-cell office:value-type="float" office:value="0.782450237144515" calcext:value-type="float">
            <text:p>0.7824502371445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" calcext:value-type="float">
            <text:p>0.0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408163265306122" calcext:value-type="float">
            <text:p>0.04081632653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606060606060606" calcext:value-type="float">
            <text:p>0.0606060606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" calcext:value-type="float">
            <text:p>0.05</text:p>
          </table:table-cell>
          <table:table-cell office:value-type="float" office:value="0.0232558139534884" calcext:value-type="float">
            <text:p>0.023255813953488</text:p>
          </table:table-cell>
          <table:table-cell office:value-type="float" office:value="0.0317460317460317" calcext:value-type="float">
            <text:p>0.031746031746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06060606060606" calcext:value-type="float">
            <text:p>0.006060606060606</text:p>
          </table:table-cell>
          <table:table-cell office:value-type="float" office:value="0.0108108108108108" calcext:value-type="float">
            <text:p>0.01081081081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.00201612903225806" calcext:value-type="float">
            <text:p>0.002016129032258</text:p>
          </table:table-cell>
          <table:table-cell office:value-type="float" office:value="0.00387596899224806" calcext:value-type="float">
            <text:p>0.0038759689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649535037194" calcext:value-type="float">
            <text:p>0.262649535037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" calcext:value-type="float">
            <text:p>0.0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392156862745098" calcext:value-type="float">
            <text:p>0.0392156862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207187108022" calcext:value-type="float">
            <text:p>0.356207187108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5" calcext:value-type="float">
            <text:p>0.35</text:p>
          </table:table-cell>
          <table:table-cell office:value-type="float" office:value="0.025830258302583" calcext:value-type="float">
            <text:p>0.025830258302583</text:p>
          </table:table-cell>
          <table:table-cell office:value-type="float" office:value="0.0481099656357388" calcext:value-type="float">
            <text:p>0.048109965635739</text:p>
          </table:table-cell>
          <table:table-cell office:value-type="float" office:value="0.468081969629957" calcext:value-type="float">
            <text:p>0.468081969629957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84710811958816" calcext:value-type="float">
            <text:p>0.847108119588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0.0708661417322835" calcext:value-type="float">
            <text:p>0.070866141732284</text:p>
          </table:table-cell>
          <table:table-cell office:value-type="float" office:value="0.131386861313869" calcext:value-type="float">
            <text:p>0.131386861313869</text:p>
          </table:table-cell>
          <table:table-cell office:value-type="float" office:value="0.735436334391443" calcext:value-type="float">
            <text:p>0.735436334391443</text:p>
          </table:table-cell>
          <table:table-cell office:value-type="float" office:value="0.584424603174603" calcext:value-type="float">
            <text:p>0.584424603174603</text:p>
          </table:table-cell>
          <table:table-cell office:value-type="float" office:value="0.868783796551827" calcext:value-type="float">
            <text:p>0.868783796551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" calcext:value-type="float">
            <text:p>0.05</text:p>
          </table:table-cell>
          <table:table-cell office:value-type="float" office:value="0.00671140939597315" calcext:value-type="float">
            <text:p>0.006711409395973</text:p>
          </table:table-cell>
          <table:table-cell office:value-type="float" office:value="0.0118343195266272" calcext:value-type="float">
            <text:p>0.011834319526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23815442732" calcext:value-type="float">
            <text:p>0.270238154427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.15</text:p>
          </table:table-cell>
          <table:table-cell office:value-type="float" office:value="0.0108303249097473" calcext:value-type="float">
            <text:p>0.010830324909747</text:p>
          </table:table-cell>
          <table:table-cell office:value-type="float" office:value="0.0202020202020202" calcext:value-type="float">
            <text:p>0.02020202020202</text:p>
          </table:table-cell>
          <table:table-cell office:value-type="float" office:value="0.103703703703704" calcext:value-type="float">
            <text:p>0.10370370370370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375606395334278" calcext:value-type="float">
            <text:p>0.3756063953342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office:value-type="float" office:value="0.00343642611683849" calcext:value-type="float">
            <text:p>0.003436426116838</text:p>
          </table:table-cell>
          <table:table-cell office:value-type="float" office:value="0.00664451827242525" calcext:value-type="float">
            <text:p>0.0066445182724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95047410990935" calcext:value-type="float">
            <text:p>0.2950474109909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.05</text:p>
          </table:table-cell>
          <table:table-cell office:value-type="float" office:value="0.00143472022955524" calcext:value-type="float">
            <text:p>0.001434720229555</text:p>
          </table:table-cell>
          <table:table-cell office:value-type="float" office:value="0.00278940027894003" calcext:value-type="float">
            <text:p>0.0027894002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" calcext:value-type="float">
            <text:p>0.05</text:p>
          </table:table-cell>
          <table:table-cell office:value-type="float" office:value="0.00512820512820513" calcext:value-type="float">
            <text:p>0.005128205128205</text:p>
          </table:table-cell>
          <table:table-cell office:value-type="float" office:value="0.00930232558139535" calcext:value-type="float">
            <text:p>0.009302325581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5" calcext:value-type="float">
            <text:p>0.55</text:p>
          </table:table-cell>
          <table:table-cell office:value-type="float" office:value="0.0169491525423729" calcext:value-type="float">
            <text:p>0.016949152542373</text:p>
          </table:table-cell>
          <table:table-cell office:value-type="float" office:value="0.0328849028400598" calcext:value-type="float">
            <text:p>0.03288490284006</text:p>
          </table:table-cell>
          <table:table-cell office:value-type="float" office:value="0.492067736185383" calcext:value-type="float">
            <text:p>0.492067736185383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62532142068369" calcext:value-type="float">
            <text:p>0.62532142068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41025641025641" calcext:value-type="float">
            <text:p>0.006410256410256</text:p>
          </table:table-cell>
          <table:table-cell office:value-type="float" office:value="0.0113636363636364" calcext:value-type="float">
            <text:p>0.011363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5" calcext:value-type="float">
            <text:p>0.75</text:p>
          </table:table-cell>
          <table:table-cell office:value-type="float" office:value="0.0761421319796955" calcext:value-type="float">
            <text:p>0.076142131979696</text:p>
          </table:table-cell>
          <table:table-cell office:value-type="float" office:value="0.138248847926267" calcext:value-type="float">
            <text:p>0.138248847926267</text:p>
          </table:table-cell>
          <table:table-cell office:value-type="float" office:value="0.897376775271512" calcext:value-type="float">
            <text:p>0.897376775271512</text:p>
          </table:table-cell>
          <table:table-cell office:value-type="float" office:value="0.9" calcext:value-type="float">
            <text:p>0.9</text:p>
          </table:table-cell>
          <table:table-cell office:value-type="float" office:value="0.992208929809741" calcext:value-type="float">
            <text:p>0.9922089298097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0193548387096774" calcext:value-type="float">
            <text:p>0.019354838709678</text:p>
          </table:table-cell>
          <table:table-cell office:value-type="float" office:value="0.0342857142857143" calcext:value-type="float">
            <text:p>0.034285714285714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804200240177376" calcext:value-type="float">
            <text:p>0.8042002401773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0684931506849315" calcext:value-type="float">
            <text:p>0.068493150684932</text:p>
          </table:table-cell>
          <table:table-cell office:value-type="float" office:value="0.10752688172043" calcext:value-type="float">
            <text:p>0.1075268817204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5297192964048" calcext:value-type="float">
            <text:p>0.695297192964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993377483443709" calcext:value-type="float">
            <text:p>0.009933774834437</text:p>
          </table:table-cell>
          <table:table-cell office:value-type="float" office:value="0.0186335403726708" calcext:value-type="float">
            <text:p>0.018633540372671</text:p>
          </table:table-cell>
          <table:table-cell office:value-type="float" office:value="0.0536062378167641" calcext:value-type="float">
            <text:p>0.053606237816764</text:p>
          </table:table-cell>
          <table:table-cell office:value-type="float" office:value="0" calcext:value-type="float">
            <text:p>0</text:p>
          </table:table-cell>
          <table:table-cell office:value-type="float" office:value="0.287294615836179" calcext:value-type="float">
            <text:p>0.28729461583617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226" calcext:value-type="float">
            <text:p>0.226</text:p>
          </table:table-cell>
          <table:table-cell office:value-type="float" office:value="0.0763838009416765" calcext:value-type="float">
            <text:p>0.076383800941677</text:p>
          </table:table-cell>
          <table:table-cell office:value-type="float" office:value="0.0977489764291973" calcext:value-type="float">
            <text:p>0.097748976429197</text:p>
          </table:table-cell>
          <table:table-cell office:value-type="float" office:value="0.204523856293274" calcext:value-type="float">
            <text:p>0.204523856293274</text:p>
          </table:table-cell>
          <table:table-cell office:value-type="float" office:value="0.202746749811036" calcext:value-type="float">
            <text:p>0.202746749811036</text:p>
          </table:table-cell>
          <table:table-cell office:value-type="float" office:value="0.520509073105036" calcext:value-type="float">
            <text:p>0.520509073105036</text:p>
          </table:table-cell>
        </table:table-row>
      </table:table>
      <table:table table:name="metric30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Recall</text:p>
          </table:table-cell>
          <table:table-cell office:value-type="string" calcext:value-type="string">
            <text:p><text:s/>F1</text:p>
          </table:table-cell>
          <table:table-cell office:value-type="string" calcext:value-type="string">
            <text:p><text:s/>MeanPrecision</text:p>
          </table:table-cell>
          <table:table-cell office:value-type="string" calcext:value-type="string">
            <text:p><text:s/>MeanPrecision@10</text:p>
          </table:table-cell>
          <table:table-cell office:value-type="string" calcext:value-type="string">
            <text:p><text:s/>NDC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51898734177215" calcext:value-type="float">
            <text:p>0.151898734177215</text:p>
          </table:table-cell>
          <table:table-cell office:value-type="float" office:value="0.220183486238532" calcext:value-type="float">
            <text:p>0.220183486238532</text:p>
          </table:table-cell>
          <table:table-cell office:value-type="float" office:value="0.680400617900618" calcext:value-type="float">
            <text:p>0.680400617900618</text:p>
          </table:table-cell>
          <table:table-cell office:value-type="float" office:value="0.8" calcext:value-type="float">
            <text:p>0.8</text:p>
          </table:table-cell>
          <table:table-cell office:value-type="float" office:value="0.92810074567875" calcext:value-type="float">
            <text:p>0.92810074567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594059405940594" calcext:value-type="float">
            <text:p>0.059405940594059</text:p>
          </table:table-cell>
          <table:table-cell office:value-type="float" office:value="0.0916030534351145" calcext:value-type="float">
            <text:p>0.091603053435115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6" calcext:value-type="float">
            <text:p>0.6</text:p>
          </table:table-cell>
          <table:table-cell office:value-type="float" office:value="0.916240777523431" calcext:value-type="float">
            <text:p>0.91624077752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37037037037037" calcext:value-type="float">
            <text:p>0.03703703703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76558073393" calcext:value-type="float">
            <text:p>0.43067655807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297872340425532" calcext:value-type="float">
            <text:p>0.297872340425532</text:p>
          </table:table-cell>
          <table:table-cell office:value-type="float" office:value="0.451612903225807" calcext:value-type="float">
            <text:p>0.451612903225807</text:p>
          </table:table-cell>
          <table:table-cell office:value-type="float" office:value="0.949468946409405" calcext:value-type="float">
            <text:p>0.949468946409405</text:p>
          </table:table-cell>
          <table:table-cell office:value-type="float" office:value="0.9" calcext:value-type="float">
            <text:p>0.9</text:p>
          </table:table-cell>
          <table:table-cell office:value-type="float" office:value="0.997197813975459" calcext:value-type="float">
            <text:p>0.997197813975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0608695652173913" calcext:value-type="float">
            <text:p>0.060869565217391</text:p>
          </table:table-cell>
          <table:table-cell office:value-type="float" office:value="0.0965517241379311" calcext:value-type="float">
            <text:p>0.096551724137931</text:p>
          </table:table-cell>
          <table:table-cell table:number-columns-repeated="2" office:value-type="float" office:value="0.614285714285714" calcext:value-type="float">
            <text:p>0.614285714285714</text:p>
          </table:table-cell>
          <table:table-cell office:value-type="float" office:value="0.840978353592207" calcext:value-type="float">
            <text:p>0.840978353592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124223602484472" calcext:value-type="float">
            <text:p>0.012422360248447</text:p>
          </table:table-cell>
          <table:table-cell office:value-type="float" office:value="0.0209424083769633" calcext:value-type="float">
            <text:p>0.020942408376963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215687323657328" calcext:value-type="float">
            <text:p>0.215687323657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26086956521739" calcext:value-type="float">
            <text:p>0.226086956521739</text:p>
          </table:table-cell>
          <table:table-cell office:value-type="float" office:value="0.358620689655172" calcext:value-type="float">
            <text:p>0.358620689655172</text:p>
          </table:table-cell>
          <table:table-cell office:value-type="float" office:value="0.713566971302352" calcext:value-type="float">
            <text:p>0.713566971302352</text:p>
          </table:table-cell>
          <table:table-cell office:value-type="float" office:value="0.470918367346939" calcext:value-type="float">
            <text:p>0.470918367346939</text:p>
          </table:table-cell>
          <table:table-cell office:value-type="float" office:value="0.788188688221493" calcext:value-type="float">
            <text:p>0.788188688221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283687943262411" calcext:value-type="float">
            <text:p>0.028368794326241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305548315726059" calcext:value-type="float">
            <text:p>0.305548315726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41958041958042" calcext:value-type="float">
            <text:p>0.041958041958042</text:p>
          </table:table-cell>
          <table:table-cell office:value-type="float" office:value="0.610805860805861" calcext:value-type="float">
            <text:p>0.610805860805861</text:p>
          </table:table-cell>
          <table:table-cell office:value-type="float" office:value="0.75" calcext:value-type="float">
            <text:p>0.75</text:p>
          </table:table-cell>
          <table:table-cell office:value-type="float" office:value="0.92429406093338" calcext:value-type="float">
            <text:p>0.92429406093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740740740740741" calcext:value-type="float">
            <text:p>0.07407407407407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93426403617271" calcext:value-type="float">
            <text:p>0.693426403617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237121912108788" calcext:value-type="float">
            <text:p>0.237121912108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408163265306122" calcext:value-type="float">
            <text:p>0.040816326530612</text:p>
          </table:table-cell>
          <table:table-cell office:value-type="float" office:value="0.0677966101694915" calcext:value-type="float">
            <text:p>0.067796610169492</text:p>
          </table:table-cell>
          <table:table-cell office:value-type="float" office:value="0.258821733821734" calcext:value-type="float">
            <text:p>0.25882173382173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579291529961887" calcext:value-type="float">
            <text:p>0.5792915299618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172413793103448" calcext:value-type="float">
            <text:p>0.017241379310345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627979012404908" calcext:value-type="float">
            <text:p>0.627979012404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0.488060088060088" calcext:value-type="float">
            <text:p>0.488060088060088</text:p>
          </table:table-cell>
          <table:table-cell office:value-type="float" office:value="0.62" calcext:value-type="float">
            <text:p>0.62</text:p>
          </table:table-cell>
          <table:table-cell office:value-type="float" office:value="0.785269113473184" calcext:value-type="float">
            <text:p>0.7852691134731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0189873417721519" calcext:value-type="float">
            <text:p>0.018987341772152</text:p>
          </table:table-cell>
          <table:table-cell office:value-type="float" office:value="0.0319148936170213" calcext:value-type="float">
            <text:p>0.031914893617021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8743053898912" calcext:value-type="float">
            <text:p>0.728743053898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489973934136338" calcext:value-type="float">
            <text:p>0.489973934136338</text:p>
          </table:table-cell>
          <table:table-cell office:value-type="float" office:value="0.421164021164021" calcext:value-type="float">
            <text:p>0.421164021164021</text:p>
          </table:table-cell>
          <table:table-cell office:value-type="float" office:value="0.652902633970309" calcext:value-type="float">
            <text:p>0.6529026339703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32258064516129" calcext:value-type="float">
            <text:p>0.03225806451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852807234542" calcext:value-type="float">
            <text:p>0.386852807234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234042553191489" calcext:value-type="float">
            <text:p>0.23404255319148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526406926406926" calcext:value-type="float">
            <text:p>0.526406926406926</text:p>
          </table:table-cell>
          <table:table-cell office:value-type="float" office:value="0.509183673469388" calcext:value-type="float">
            <text:p>0.509183673469388</text:p>
          </table:table-cell>
          <table:table-cell office:value-type="float" office:value="0.779587649576202" calcext:value-type="float">
            <text:p>0.779587649576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338983050847458" calcext:value-type="float">
            <text:p>0.033898305084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465116279069767" calcext:value-type="float">
            <text:p>0.04651162790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232558139534884" calcext:value-type="float">
            <text:p>0.023255813953488</text:p>
          </table:table-cell>
          <table:table-cell office:value-type="float" office:value="0.0273972602739726" calcext:value-type="float">
            <text:p>0.02739726027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606060606060606" calcext:value-type="float">
            <text:p>0.006060606060606</text:p>
          </table:table-cell>
          <table:table-cell office:value-type="float" office:value="0.0102564102564103" calcext:value-type="float">
            <text:p>0.0102564102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00604838709677419" calcext:value-type="float">
            <text:p>0.006048387096774</text:p>
          </table:table-cell>
          <table:table-cell office:value-type="float" office:value="0.0114068441064639" calcext:value-type="float">
            <text:p>0.011406844106464</text:p>
          </table:table-cell>
          <table:table-cell office:value-type="float" office:value="0.0456521739130435" calcext:value-type="float">
            <text:p>0.045652173913044</text:p>
          </table:table-cell>
          <table:table-cell office:value-type="float" office:value="0" calcext:value-type="float">
            <text:p>0</text:p>
          </table:table-cell>
          <table:table-cell office:value-type="float" office:value="0.257811191058122" calcext:value-type="float">
            <text:p>0.25781119105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327868852459016" calcext:value-type="float">
            <text:p>0.032786885245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207187108022" calcext:value-type="float">
            <text:p>0.356207187108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040590405904059" calcext:value-type="float">
            <text:p>0.040590405904059</text:p>
          </table:table-cell>
          <table:table-cell office:value-type="float" office:value="0.0730897009966777" calcext:value-type="float">
            <text:p>0.073089700996678</text:p>
          </table:table-cell>
          <table:table-cell office:value-type="float" office:value="0.428256624696253" calcext:value-type="float">
            <text:p>0.428256624696253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814384464532213" calcext:value-type="float">
            <text:p>0.8143844645322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110236220472441" calcext:value-type="float">
            <text:p>0.110236220472441</text:p>
          </table:table-cell>
          <table:table-cell office:value-type="float" office:value="0.197183098591549" calcext:value-type="float">
            <text:p>0.197183098591549</text:p>
          </table:table-cell>
          <table:table-cell office:value-type="float" office:value="0.800358062077115" calcext:value-type="float">
            <text:p>0.800358062077115</text:p>
          </table:table-cell>
          <table:table-cell office:value-type="float" office:value="0.584424603174603" calcext:value-type="float">
            <text:p>0.584424603174603</text:p>
          </table:table-cell>
          <table:table-cell office:value-type="float" office:value="0.893086382387155" calcext:value-type="float">
            <text:p>0.8930863823871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134228187919463" calcext:value-type="float">
            <text:p>0.013422818791946</text:p>
          </table:table-cell>
          <table:table-cell office:value-type="float" office:value="0.0223463687150838" calcext:value-type="float">
            <text:p>0.022346368715084</text:p>
          </table:table-cell>
          <table:table-cell office:value-type="float" office:value="0.0178571428571429" calcext:value-type="float">
            <text:p>0.017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38042493443877" calcext:value-type="float">
            <text:p>0.2380424934438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0108303249097473" calcext:value-type="float">
            <text:p>0.010830324909747</text:p>
          </table:table-cell>
          <table:table-cell office:value-type="float" office:value="0.0195439739413681" calcext:value-type="float">
            <text:p>0.019543973941368</text:p>
          </table:table-cell>
          <table:table-cell office:value-type="float" office:value="0.103703703703704" calcext:value-type="float">
            <text:p>0.10370370370370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375606395334278" calcext:value-type="float">
            <text:p>0.3756063953342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0.0154639175257732" calcext:value-type="float">
            <text:p>0.015463917525773</text:p>
          </table:table-cell>
          <table:table-cell office:value-type="float" office:value="0.0294117647058824" calcext:value-type="float">
            <text:p>0.029411764705882</text:p>
          </table:table-cell>
          <table:table-cell office:value-type="float" office:value="0.158376887055048" calcext:value-type="float">
            <text:p>0.158376887055048</text:p>
          </table:table-cell>
          <table:table-cell office:value-type="float" office:value="0" calcext:value-type="float">
            <text:p>0</text:p>
          </table:table-cell>
          <table:table-cell office:value-type="float" office:value="0.418659665696676" calcext:value-type="float">
            <text:p>0.4186596656966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143472022955524" calcext:value-type="float">
            <text:p>0.001434720229555</text:p>
          </table:table-cell>
          <table:table-cell office:value-type="float" office:value="0.00275103163686382" calcext:value-type="float">
            <text:p>0.00275103163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512820512820513" calcext:value-type="float">
            <text:p>0.005128205128205</text:p>
          </table:table-cell>
          <table:table-cell office:value-type="float" office:value="0.00888888888888889" calcext:value-type="float">
            <text:p>0.00888888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0215716486902928" calcext:value-type="float">
            <text:p>0.021571648690293</text:p>
          </table:table-cell>
          <table:table-cell office:value-type="float" office:value="0.0412371134020619" calcext:value-type="float">
            <text:p>0.041237113402062</text:p>
          </table:table-cell>
          <table:table-cell office:value-type="float" office:value="0.489697502932797" calcext:value-type="float">
            <text:p>0.489697502932797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639980832199351" calcext:value-type="float">
            <text:p>0.6399808321993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641025641025641" calcext:value-type="float">
            <text:p>0.006410256410256</text:p>
          </table:table-cell>
          <table:table-cell office:value-type="float" office:value="0.010752688172043" calcext:value-type="float">
            <text:p>0.01075268817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116751269035533" calcext:value-type="float">
            <text:p>0.116751269035533</text:p>
          </table:table-cell>
          <table:table-cell office:value-type="float" office:value="0.202643171806167" calcext:value-type="float">
            <text:p>0.202643171806167</text:p>
          </table:table-cell>
          <table:table-cell office:value-type="float" office:value="0.844747476708681" calcext:value-type="float">
            <text:p>0.844747476708681</text:p>
          </table:table-cell>
          <table:table-cell office:value-type="float" office:value="0.9" calcext:value-type="float">
            <text:p>0.9</text:p>
          </table:table-cell>
          <table:table-cell office:value-type="float" office:value="0.974746627146612" calcext:value-type="float">
            <text:p>0.9747466271466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273972602739726" calcext:value-type="float">
            <text:p>0.002739726027397</text:p>
          </table:table-cell>
          <table:table-cell office:value-type="float" office:value="0.00506329113924051" calcext:value-type="float">
            <text:p>0.005063291139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795047090506" calcext:value-type="float">
            <text:p>0.2037950470905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office:value-type="float" office:value="0.0193548387096774" calcext:value-type="float">
            <text:p>0.019354838709678</text:p>
          </table:table-cell>
          <table:table-cell office:value-type="float" office:value="0.0324324324324324" calcext:value-type="float">
            <text:p>0.0324324324324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804200240177376" calcext:value-type="float">
            <text:p>0.8042002401773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684931506849315" calcext:value-type="float">
            <text:p>0.068493150684932</text:p>
          </table:table-cell>
          <table:table-cell office:value-type="float" office:value="0.0970873786407767" calcext:value-type="float">
            <text:p>0.097087378640777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5297192964048" calcext:value-type="float">
            <text:p>0.695297192964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264900662251656" calcext:value-type="float">
            <text:p>0.026490066225166</text:p>
          </table:table-cell>
          <table:table-cell office:value-type="float" office:value="0.0481927710843374" calcext:value-type="float">
            <text:p>0.048192771084337</text:p>
          </table:table-cell>
          <table:table-cell office:value-type="float" office:value="0.156085776034289" calcext:value-type="float">
            <text:p>0.156085776034289</text:p>
          </table:table-cell>
          <table:table-cell office:value-type="float" office:value="0" calcext:value-type="float">
            <text:p>0</text:p>
          </table:table-cell>
          <table:table-cell office:value-type="float" office:value="0.367026084027988" calcext:value-type="float">
            <text:p>0.3670260840279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0.0891080425905917" calcext:value-type="float">
            <text:p>0.089108042590592</text:p>
          </table:table-cell>
          <table:table-cell office:value-type="float" office:value="0.108889109186496" calcext:value-type="float">
            <text:p>0.108889109186496</text:p>
          </table:table-cell>
          <table:table-cell office:value-type="float" office:value="0.210581220118103" calcext:value-type="float">
            <text:p>0.210581220118103</text:p>
          </table:table-cell>
          <table:table-cell office:value-type="float" office:value="0.202746749811036" calcext:value-type="float">
            <text:p>0.202746749811036</text:p>
          </table:table-cell>
          <table:table-cell office:value-type="float" office:value="0.527138611135874" calcext:value-type="float">
            <text:p>0.527138611135874</text:p>
          </table:table-cell>
        </table:table-row>
      </table:table>
      <table:table table:name="metric40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Recall</text:p>
          </table:table-cell>
          <table:table-cell office:value-type="string" calcext:value-type="string">
            <text:p><text:s/>F1</text:p>
          </table:table-cell>
          <table:table-cell office:value-type="string" calcext:value-type="string">
            <text:p><text:s/>MeanPrecision</text:p>
          </table:table-cell>
          <table:table-cell office:value-type="string" calcext:value-type="string">
            <text:p><text:s/>MeanPrecision@10</text:p>
          </table:table-cell>
          <table:table-cell office:value-type="string" calcext:value-type="string">
            <text:p><text:s/>NDC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51898734177215" calcext:value-type="float">
            <text:p>0.151898734177215</text:p>
          </table:table-cell>
          <table:table-cell office:value-type="float" office:value="0.201680672268908" calcext:value-type="float">
            <text:p>0.201680672268908</text:p>
          </table:table-cell>
          <table:table-cell office:value-type="float" office:value="0.680400617900618" calcext:value-type="float">
            <text:p>0.680400617900618</text:p>
          </table:table-cell>
          <table:table-cell office:value-type="float" office:value="0.8" calcext:value-type="float">
            <text:p>0.8</text:p>
          </table:table-cell>
          <table:table-cell office:value-type="float" office:value="0.92810074567875" calcext:value-type="float">
            <text:p>0.92810074567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113475177304965" calcext:value-type="float">
            <text:p>0.113475177304965</text:p>
          </table:table-cell>
          <table:table-cell office:value-type="float" office:value="0.452389457807414" calcext:value-type="float">
            <text:p>0.452389457807414</text:p>
          </table:table-cell>
          <table:table-cell office:value-type="float" office:value="0.6" calcext:value-type="float">
            <text:p>0.6</text:p>
          </table:table-cell>
          <table:table-cell office:value-type="float" office:value="0.770081376449838" calcext:value-type="float">
            <text:p>0.770081376449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76558073393" calcext:value-type="float">
            <text:p>0.43067655807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382978723404255" calcext:value-type="float">
            <text:p>0.382978723404255</text:p>
          </table:table-cell>
          <table:table-cell office:value-type="float" office:value="0.537313432835821" calcext:value-type="float">
            <text:p>0.537313432835821</text:p>
          </table:table-cell>
          <table:table-cell office:value-type="float" office:value="0.93940341578033" calcext:value-type="float">
            <text:p>0.93940341578033</text:p>
          </table:table-cell>
          <table:table-cell office:value-type="float" office:value="0.9" calcext:value-type="float">
            <text:p>0.9</text:p>
          </table:table-cell>
          <table:table-cell office:value-type="float" office:value="0.993699546218744" calcext:value-type="float">
            <text:p>0.993699546218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08695652173913" calcext:value-type="float">
            <text:p>0.060869565217391</text:p>
          </table:table-cell>
          <table:table-cell office:value-type="float" office:value="0.0903225806451613" calcext:value-type="float">
            <text:p>0.090322580645161</text:p>
          </table:table-cell>
          <table:table-cell table:number-columns-repeated="2" office:value-type="float" office:value="0.614285714285714" calcext:value-type="float">
            <text:p>0.614285714285714</text:p>
          </table:table-cell>
          <table:table-cell office:value-type="float" office:value="0.840978353592207" calcext:value-type="float">
            <text:p>0.840978353592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0124223602484472" calcext:value-type="float">
            <text:p>0.012422360248447</text:p>
          </table:table-cell>
          <table:table-cell office:value-type="float" office:value="0.0199004975124378" calcext:value-type="float">
            <text:p>0.019900497512438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215687323657328" calcext:value-type="float">
            <text:p>0.215687323657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31304347826087" calcext:value-type="float">
            <text:p>0.31304347826087</text:p>
          </table:table-cell>
          <table:table-cell office:value-type="float" office:value="0.464516129032258" calcext:value-type="float">
            <text:p>0.464516129032258</text:p>
          </table:table-cell>
          <table:table-cell office:value-type="float" office:value="0.760699563568441" calcext:value-type="float">
            <text:p>0.760699563568441</text:p>
          </table:table-cell>
          <table:table-cell office:value-type="float" office:value="0.470918367346939" calcext:value-type="float">
            <text:p>0.470918367346939</text:p>
          </table:table-cell>
          <table:table-cell office:value-type="float" office:value="0.819905478542567" calcext:value-type="float">
            <text:p>0.819905478542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264900662251656" calcext:value-type="float">
            <text:p>0.026490066225166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305548315726059" calcext:value-type="float">
            <text:p>0.305548315726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405405405405405" calcext:value-type="float">
            <text:p>0.040540540540541</text:p>
          </table:table-cell>
          <table:table-cell office:value-type="float" office:value="0.610805860805861" calcext:value-type="float">
            <text:p>0.610805860805861</text:p>
          </table:table-cell>
          <table:table-cell office:value-type="float" office:value="0.75" calcext:value-type="float">
            <text:p>0.75</text:p>
          </table:table-cell>
          <table:table-cell office:value-type="float" office:value="0.92429406093338" calcext:value-type="float">
            <text:p>0.92429406093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51190476190476" calcext:value-type="float">
            <text:p>0.085119047619048</text:p>
          </table:table-cell>
          <table:table-cell office:value-type="float" office:value="0.1" calcext:value-type="float">
            <text:p>0.1</text:p>
          </table:table-cell>
          <table:table-cell office:value-type="float" office:value="0.566042061095998" calcext:value-type="float">
            <text:p>0.566042061095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307692307692308" calcext:value-type="float">
            <text:p>0.030769230769231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237121912108788" calcext:value-type="float">
            <text:p>0.237121912108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748663101604278" calcext:value-type="float">
            <text:p>0.074866310160428</text:p>
          </table:table-cell>
          <table:table-cell office:value-type="float" office:value="0.248632914704343" calcext:value-type="float">
            <text:p>0.24863291470434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577408005745065" calcext:value-type="float">
            <text:p>0.577408005745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0.0434173669467787" calcext:value-type="float">
            <text:p>0.043417366946779</text:p>
          </table:table-cell>
          <table:table-cell office:value-type="float" office:value="0" calcext:value-type="float">
            <text:p>0</text:p>
          </table:table-cell>
          <table:table-cell office:value-type="float" office:value="0.551484525473931" calcext:value-type="float">
            <text:p>0.551484525473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5" calcext:value-type="float">
            <text:p>0.15</text:p>
          </table:table-cell>
          <table:table-cell office:value-type="float" office:value="0.488060088060088" calcext:value-type="float">
            <text:p>0.488060088060088</text:p>
          </table:table-cell>
          <table:table-cell office:value-type="float" office:value="0.62" calcext:value-type="float">
            <text:p>0.62</text:p>
          </table:table-cell>
          <table:table-cell office:value-type="float" office:value="0.785269113473184" calcext:value-type="float">
            <text:p>0.7852691134731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89873417721519" calcext:value-type="float">
            <text:p>0.018987341772152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8743053898912" calcext:value-type="float">
            <text:p>0.728743053898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5" calcext:value-type="float">
            <text:p>0.425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515151515151515" calcext:value-type="float">
            <text:p>0.515151515151515</text:p>
          </table:table-cell>
          <table:table-cell office:value-type="float" office:value="0.488833598910325" calcext:value-type="float">
            <text:p>0.488833598910325</text:p>
          </table:table-cell>
          <table:table-cell office:value-type="float" office:value="0.421164021164021" calcext:value-type="float">
            <text:p>0.421164021164021</text:p>
          </table:table-cell>
          <table:table-cell office:value-type="float" office:value="0.656343709020546" calcext:value-type="float">
            <text:p>0.6563437090205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" calcext:value-type="float">
            <text:p>0</text:p>
          </table:table-cell>
          <table:table-cell office:value-type="float" office:value="0.291707219733682" calcext:value-type="float">
            <text:p>0.2917072197336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9148936170213" calcext:value-type="float">
            <text:p>0.31914893617021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481770510005804" calcext:value-type="float">
            <text:p>0.481770510005804</text:p>
          </table:table-cell>
          <table:table-cell office:value-type="float" office:value="0.509183673469388" calcext:value-type="float">
            <text:p>0.509183673469388</text:p>
          </table:table-cell>
          <table:table-cell office:value-type="float" office:value="0.770975732387474" calcext:value-type="float">
            <text:p>0.7709757323874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289855072463768" calcext:value-type="float">
            <text:p>0.028985507246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377358490566038" calcext:value-type="float">
            <text:p>0.03773584905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2558139534884" calcext:value-type="float">
            <text:p>0.023255813953488</text:p>
          </table:table-cell>
          <table:table-cell office:value-type="float" office:value="0.0240963855421687" calcext:value-type="float">
            <text:p>0.02409638554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06060606060606" calcext:value-type="float">
            <text:p>0.006060606060606</text:p>
          </table:table-cell>
          <table:table-cell office:value-type="float" office:value="0.00975609756097561" calcext:value-type="float">
            <text:p>0.009756097560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604838709677419" calcext:value-type="float">
            <text:p>0.006048387096774</text:p>
          </table:table-cell>
          <table:table-cell office:value-type="float" office:value="0.0111940298507463" calcext:value-type="float">
            <text:p>0.011194029850746</text:p>
          </table:table-cell>
          <table:table-cell office:value-type="float" office:value="0.0456521739130435" calcext:value-type="float">
            <text:p>0.045652173913044</text:p>
          </table:table-cell>
          <table:table-cell office:value-type="float" office:value="0" calcext:value-type="float">
            <text:p>0</text:p>
          </table:table-cell>
          <table:table-cell office:value-type="float" office:value="0.257811191058122" calcext:value-type="float">
            <text:p>0.25781119105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28169014084507" calcext:value-type="float">
            <text:p>0.02816901408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207187108022" calcext:value-type="float">
            <text:p>0.356207187108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0590405904059" calcext:value-type="float">
            <text:p>0.040590405904059</text:p>
          </table:table-cell>
          <table:table-cell office:value-type="float" office:value="0.0707395498392283" calcext:value-type="float">
            <text:p>0.070739549839228</text:p>
          </table:table-cell>
          <table:table-cell office:value-type="float" office:value="0.428256624696253" calcext:value-type="float">
            <text:p>0.428256624696253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814384464532213" calcext:value-type="float">
            <text:p>0.8143844645322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.95</text:p>
          </table:table-cell>
          <table:table-cell office:value-type="float" office:value="0.149606299212598" calcext:value-type="float">
            <text:p>0.149606299212598</text:p>
          </table:table-cell>
          <table:table-cell office:value-type="float" office:value="0.258503401360544" calcext:value-type="float">
            <text:p>0.258503401360544</text:p>
          </table:table-cell>
          <table:table-cell office:value-type="float" office:value="0.837532822512121" calcext:value-type="float">
            <text:p>0.837532822512121</text:p>
          </table:table-cell>
          <table:table-cell office:value-type="float" office:value="0.584424603174603" calcext:value-type="float">
            <text:p>0.584424603174603</text:p>
          </table:table-cell>
          <table:table-cell office:value-type="float" office:value="0.908601634735683" calcext:value-type="float">
            <text:p>0.9086016347356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.0268456375838926" calcext:value-type="float">
            <text:p>0.026845637583893</text:p>
          </table:table-cell>
          <table:table-cell office:value-type="float" office:value="0.0423280423280423" calcext:value-type="float">
            <text:p>0.042328042328042</text:p>
          </table:table-cell>
          <table:table-cell office:value-type="float" office:value="0.0413172353961828" calcext:value-type="float">
            <text:p>0.041317235396183</text:p>
          </table:table-cell>
          <table:table-cell office:value-type="float" office:value="0" calcext:value-type="float">
            <text:p>0</text:p>
          </table:table-cell>
          <table:table-cell office:value-type="float" office:value="0.272502814903624" calcext:value-type="float">
            <text:p>0.2725028149036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236406619385343" calcext:value-type="float">
            <text:p>0.002364066193853</text:p>
          </table:table-cell>
          <table:table-cell office:value-type="float" office:value="0.00431965442764579" calcext:value-type="float">
            <text:p>0.00431965442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551412426773" calcext:value-type="float">
            <text:p>0.1905514124267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08303249097473" calcext:value-type="float">
            <text:p>0.010830324909747</text:p>
          </table:table-cell>
          <table:table-cell office:value-type="float" office:value="0.0189274447949527" calcext:value-type="float">
            <text:p>0.018927444794953</text:p>
          </table:table-cell>
          <table:table-cell office:value-type="float" office:value="0.103703703703704" calcext:value-type="float">
            <text:p>0.10370370370370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375606395334278" calcext:value-type="float">
            <text:p>0.3756063953342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25" calcext:value-type="float">
            <text:p>0.325</text:p>
          </table:table-cell>
          <table:table-cell office:value-type="float" office:value="0.0223367697594502" calcext:value-type="float">
            <text:p>0.02233676975945</text:p>
          </table:table-cell>
          <table:table-cell office:value-type="float" office:value="0.0418006430868167" calcext:value-type="float">
            <text:p>0.041800643086817</text:p>
          </table:table-cell>
          <table:table-cell office:value-type="float" office:value="0.211950691714853" calcext:value-type="float">
            <text:p>0.211950691714853</text:p>
          </table:table-cell>
          <table:table-cell office:value-type="float" office:value="0" calcext:value-type="float">
            <text:p>0</text:p>
          </table:table-cell>
          <table:table-cell office:value-type="float" office:value="0.43265452475837" calcext:value-type="float">
            <text:p>0.432654524758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.05</text:p>
          </table:table-cell>
          <table:table-cell office:value-type="float" office:value="0.00286944045911047" calcext:value-type="float">
            <text:p>0.00286944045911</text:p>
          </table:table-cell>
          <table:table-cell office:value-type="float" office:value="0.00542740841248304" calcext:value-type="float">
            <text:p>0.005427408412483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29463914667104" calcext:value-type="float">
            <text:p>0.294639146671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12820512820513" calcext:value-type="float">
            <text:p>0.005128205128205</text:p>
          </table:table-cell>
          <table:table-cell office:value-type="float" office:value="0.00851063829787234" calcext:value-type="float">
            <text:p>0.00851063829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0.024653312788906" calcext:value-type="float">
            <text:p>0.024653312788906</text:p>
          </table:table-cell>
          <table:table-cell office:value-type="float" office:value="0.04644412191582" calcext:value-type="float">
            <text:p>0.04644412191582</text:p>
          </table:table-cell>
          <table:table-cell office:value-type="float" office:value="0.479867526604659" calcext:value-type="float">
            <text:p>0.479867526604659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646548091579591" calcext:value-type="float">
            <text:p>0.646548091579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41025641025641" calcext:value-type="float">
            <text:p>0.006410256410256</text:p>
          </table:table-cell>
          <table:table-cell office:value-type="float" office:value="0.0102040816326531" calcext:value-type="float">
            <text:p>0.010204081632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0.16243654822335" calcext:value-type="float">
            <text:p>0.16243654822335</text:p>
          </table:table-cell>
          <table:table-cell office:value-type="float" office:value="0.270042194092827" calcext:value-type="float">
            <text:p>0.270042194092827</text:p>
          </table:table-cell>
          <table:table-cell office:value-type="float" office:value="0.830170451698176" calcext:value-type="float">
            <text:p>0.830170451698176</text:p>
          </table:table-cell>
          <table:table-cell office:value-type="float" office:value="0.9" calcext:value-type="float">
            <text:p>0.9</text:p>
          </table:table-cell>
          <table:table-cell office:value-type="float" office:value="0.9678092519202" calcext:value-type="float">
            <text:p>0.96780925192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273972602739726" calcext:value-type="float">
            <text:p>0.002739726027397</text:p>
          </table:table-cell>
          <table:table-cell office:value-type="float" office:value="0.00493827160493827" calcext:value-type="float">
            <text:p>0.004938271604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795047090506" calcext:value-type="float">
            <text:p>0.2037950470905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51612903225806" calcext:value-type="float">
            <text:p>0.045161290322581</text:p>
          </table:table-cell>
          <table:table-cell office:value-type="float" office:value="0.0717948717948718" calcext:value-type="float">
            <text:p>0.071794871794872</text:p>
          </table:table-cell>
          <table:table-cell office:value-type="float" office:value="0.174011422750919" calcext:value-type="float">
            <text:p>0.174011422750919</text:p>
          </table:table-cell>
          <table:table-cell office:value-type="float" office:value="0.25" calcext:value-type="float">
            <text:p>0.25</text:p>
          </table:table-cell>
          <table:table-cell office:value-type="float" office:value="0.696914781136575" calcext:value-type="float">
            <text:p>0.6969147811365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4931506849315" calcext:value-type="float">
            <text:p>0.068493150684932</text:p>
          </table:table-cell>
          <table:table-cell office:value-type="float" office:value="0.088495575221239" calcext:value-type="float">
            <text:p>0.0884955752212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5297192964048" calcext:value-type="float">
            <text:p>0.695297192964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0264900662251656" calcext:value-type="float">
            <text:p>0.026490066225166</text:p>
          </table:table-cell>
          <table:table-cell office:value-type="float" office:value="0.0467836257309942" calcext:value-type="float">
            <text:p>0.046783625730994</text:p>
          </table:table-cell>
          <table:table-cell office:value-type="float" office:value="0.156085776034289" calcext:value-type="float">
            <text:p>0.156085776034289</text:p>
          </table:table-cell>
          <table:table-cell office:value-type="float" office:value="0" calcext:value-type="float">
            <text:p>0</text:p>
          </table:table-cell>
          <table:table-cell office:value-type="float" office:value="0.367026084027988" calcext:value-type="float">
            <text:p>0.3670260840279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00777592221024" calcext:value-type="float">
            <text:p>0.100777592221024</text:p>
          </table:table-cell>
          <table:table-cell office:value-type="float" office:value="0.117535262559972" calcext:value-type="float">
            <text:p>0.117535262559972</text:p>
          </table:table-cell>
          <table:table-cell office:value-type="float" office:value="0.209420691681739" calcext:value-type="float">
            <text:p>0.209420691681739</text:p>
          </table:table-cell>
          <table:table-cell office:value-type="float" office:value="0.202746749811036" calcext:value-type="float">
            <text:p>0.202746749811036</text:p>
          </table:table-cell>
          <table:table-cell office:value-type="float" office:value="0.517488326241138" calcext:value-type="float">
            <text:p>0.517488326241138</text:p>
          </table:table-cell>
        </table:table-row>
      </table:table>
      <table:table table:name="metric50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Recall</text:p>
          </table:table-cell>
          <table:table-cell office:value-type="string" calcext:value-type="string">
            <text:p><text:s/>F1</text:p>
          </table:table-cell>
          <table:table-cell office:value-type="string" calcext:value-type="string">
            <text:p><text:s/>MeanPrecision</text:p>
          </table:table-cell>
          <table:table-cell office:value-type="string" calcext:value-type="string">
            <text:p><text:s/>MeanPrecision@10</text:p>
          </table:table-cell>
          <table:table-cell office:value-type="string" calcext:value-type="string">
            <text:p><text:s/>NDC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151898734177215" calcext:value-type="float">
            <text:p>0.151898734177215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0.680400617900618" calcext:value-type="float">
            <text:p>0.680400617900618</text:p>
          </table:table-cell>
          <table:table-cell office:value-type="float" office:value="0.8" calcext:value-type="float">
            <text:p>0.8</text:p>
          </table:table-cell>
          <table:table-cell office:value-type="float" office:value="0.92810074567875" calcext:value-type="float">
            <text:p>0.92810074567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0.452389457807414" calcext:value-type="float">
            <text:p>0.452389457807414</text:p>
          </table:table-cell>
          <table:table-cell office:value-type="float" office:value="0.6" calcext:value-type="float">
            <text:p>0.6</text:p>
          </table:table-cell>
          <table:table-cell office:value-type="float" office:value="0.770081376449838" calcext:value-type="float">
            <text:p>0.770081376449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27027027027027" calcext:value-type="float">
            <text:p>0.027027027027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76558073393" calcext:value-type="float">
            <text:p>0.43067655807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393617021276596" calcext:value-type="float">
            <text:p>0.393617021276596</text:p>
          </table:table-cell>
          <table:table-cell office:value-type="float" office:value="0.536231884057971" calcext:value-type="float">
            <text:p>0.536231884057971</text:p>
          </table:table-cell>
          <table:table-cell office:value-type="float" office:value="0.937745182394045" calcext:value-type="float">
            <text:p>0.937745182394045</text:p>
          </table:table-cell>
          <table:table-cell office:value-type="float" office:value="0.9" calcext:value-type="float">
            <text:p>0.9</text:p>
          </table:table-cell>
          <table:table-cell office:value-type="float" office:value="0.993463784778882" calcext:value-type="float">
            <text:p>0.993463784778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" calcext:value-type="float">
            <text:p>0.18</text:p>
          </table:table-cell>
          <table:table-cell office:value-type="float" office:value="0.0782608695652174" calcext:value-type="float">
            <text:p>0.078260869565217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0.516067653276956" calcext:value-type="float">
            <text:p>0.516067653276956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00190212571647" calcext:value-type="float">
            <text:p>0.700190212571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0124223602484472" calcext:value-type="float">
            <text:p>0.012422360248447</text:p>
          </table:table-cell>
          <table:table-cell office:value-type="float" office:value="0.018957345971564" calcext:value-type="float">
            <text:p>0.018957345971564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215687323657328" calcext:value-type="float">
            <text:p>0.215687323657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  <table:table-cell office:value-type="float" office:value="0.382608695652174" calcext:value-type="float">
            <text:p>0.382608695652174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80646769974209" calcext:value-type="float">
            <text:p>0.780646769974209</text:p>
          </table:table-cell>
          <table:table-cell office:value-type="float" office:value="0.470918367346939" calcext:value-type="float">
            <text:p>0.470918367346939</text:p>
          </table:table-cell>
          <table:table-cell office:value-type="float" office:value="0.836853341457564" calcext:value-type="float">
            <text:p>0.836853341457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248447204968944" calcext:value-type="float">
            <text:p>0.024844720496894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305548315726059" calcext:value-type="float">
            <text:p>0.305548315726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610805860805861" calcext:value-type="float">
            <text:p>0.610805860805861</text:p>
          </table:table-cell>
          <table:table-cell office:value-type="float" office:value="0.75" calcext:value-type="float">
            <text:p>0.75</text:p>
          </table:table-cell>
          <table:table-cell office:value-type="float" office:value="0.92429406093338" calcext:value-type="float">
            <text:p>0.92429406093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" calcext:value-type="float">
            <text:p>0.0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0.0851190476190476" calcext:value-type="float">
            <text:p>0.085119047619048</text:p>
          </table:table-cell>
          <table:table-cell office:value-type="float" office:value="0.1" calcext:value-type="float">
            <text:p>0.1</text:p>
          </table:table-cell>
          <table:table-cell office:value-type="float" office:value="0.566042061095998" calcext:value-type="float">
            <text:p>0.566042061095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237121912108788" calcext:value-type="float">
            <text:p>0.237121912108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office:value-type="float" office:value="0.054421768707483" calcext:value-type="float">
            <text:p>0.054421768707483</text:p>
          </table:table-cell>
          <table:table-cell office:value-type="float" office:value="0.0812182741116751" calcext:value-type="float">
            <text:p>0.081218274111675</text:p>
          </table:table-cell>
          <table:table-cell office:value-type="float" office:value="0.2394288003663" calcext:value-type="float">
            <text:p>0.239428800366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576153817633428" calcext:value-type="float">
            <text:p>0.576153817633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0.0434173669467787" calcext:value-type="float">
            <text:p>0.043417366946779</text:p>
          </table:table-cell>
          <table:table-cell office:value-type="float" office:value="0" calcext:value-type="float">
            <text:p>0</text:p>
          </table:table-cell>
          <table:table-cell office:value-type="float" office:value="0.551484525473931" calcext:value-type="float">
            <text:p>0.551484525473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457621426192855" calcext:value-type="float">
            <text:p>0.457621426192855</text:p>
          </table:table-cell>
          <table:table-cell office:value-type="float" office:value="0.62" calcext:value-type="float">
            <text:p>0.62</text:p>
          </table:table-cell>
          <table:table-cell office:value-type="float" office:value="0.77710786425144" calcext:value-type="float">
            <text:p>0.777107864251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" calcext:value-type="float">
            <text:p>0.06</text:p>
          </table:table-cell>
          <table:table-cell office:value-type="float" office:value="0.0189873417721519" calcext:value-type="float">
            <text:p>0.018987341772152</text:p>
          </table:table-cell>
          <table:table-cell office:value-type="float" office:value="0.0288461538461538" calcext:value-type="float">
            <text:p>0.028846153846154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8743053898912" calcext:value-type="float">
            <text:p>0.728743053898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488833598910325" calcext:value-type="float">
            <text:p>0.488833598910325</text:p>
          </table:table-cell>
          <table:table-cell office:value-type="float" office:value="0.421164021164021" calcext:value-type="float">
            <text:p>0.421164021164021</text:p>
          </table:table-cell>
          <table:table-cell office:value-type="float" office:value="0.656343709020546" calcext:value-type="float">
            <text:p>0.6563437090205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87804878048781" calcext:value-type="float">
            <text:p>0.048780487804878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" calcext:value-type="float">
            <text:p>0</text:p>
          </table:table-cell>
          <table:table-cell office:value-type="float" office:value="0.291707219733682" calcext:value-type="float">
            <text:p>0.2917072197336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.36</text:p>
          </table:table-cell>
          <table:table-cell office:value-type="float" office:value="0.382978723404255" calcext:value-type="float">
            <text:p>0.382978723404255</text:p>
          </table:table-cell>
          <table:table-cell office:value-type="float" office:value="0.371134020618557" calcext:value-type="float">
            <text:p>0.371134020618557</text:p>
          </table:table-cell>
          <table:table-cell office:value-type="float" office:value="0.460316292269617" calcext:value-type="float">
            <text:p>0.460316292269617</text:p>
          </table:table-cell>
          <table:table-cell office:value-type="float" office:value="0.509183673469388" calcext:value-type="float">
            <text:p>0.509183673469388</text:p>
          </table:table-cell>
          <table:table-cell office:value-type="float" office:value="0.767731787960871" calcext:value-type="float">
            <text:p>0.7677317879608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253164556962025" calcext:value-type="float">
            <text:p>0.02531645569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317460317460317" calcext:value-type="float">
            <text:p>0.031746031746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2558139534884" calcext:value-type="float">
            <text:p>0.023255813953488</text:p>
          </table:table-cell>
          <table:table-cell office:value-type="float" office:value="0.021505376344086" calcext:value-type="float">
            <text:p>0.02150537634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0.00606060606060606" calcext:value-type="float">
            <text:p>0.006060606060606</text:p>
          </table:table-cell>
          <table:table-cell office:value-type="float" office:value="0.00930232558139535" calcext:value-type="float">
            <text:p>0.009302325581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.00604838709677419" calcext:value-type="float">
            <text:p>0.006048387096774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0.0456521739130435" calcext:value-type="float">
            <text:p>0.045652173913044</text:p>
          </table:table-cell>
          <table:table-cell office:value-type="float" office:value="0" calcext:value-type="float">
            <text:p>0</text:p>
          </table:table-cell>
          <table:table-cell office:value-type="float" office:value="0.257811191058122" calcext:value-type="float">
            <text:p>0.25781119105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246913580246914" calcext:value-type="float">
            <text:p>0.024691358024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207187108022" calcext:value-type="float">
            <text:p>0.356207187108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" calcext:value-type="float">
            <text:p>0.22</text:p>
          </table:table-cell>
          <table:table-cell office:value-type="float" office:value="0.040590405904059" calcext:value-type="float">
            <text:p>0.040590405904059</text:p>
          </table:table-cell>
          <table:table-cell office:value-type="float" office:value="0.0685358255451714" calcext:value-type="float">
            <text:p>0.068535825545171</text:p>
          </table:table-cell>
          <table:table-cell office:value-type="float" office:value="0.428256624696253" calcext:value-type="float">
            <text:p>0.428256624696253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814384464532213" calcext:value-type="float">
            <text:p>0.8143844645322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" calcext:value-type="float">
            <text:p>0.96</text:p>
          </table:table-cell>
          <table:table-cell office:value-type="float" office:value="0.188976377952756" calcext:value-type="float">
            <text:p>0.188976377952756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861977555347385" calcext:value-type="float">
            <text:p>0.861977555347385</text:p>
          </table:table-cell>
          <table:table-cell office:value-type="float" office:value="0.584424603174603" calcext:value-type="float">
            <text:p>0.584424603174603</text:p>
          </table:table-cell>
          <table:table-cell office:value-type="float" office:value="0.919543860100116" calcext:value-type="float">
            <text:p>0.919543860100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" calcext:value-type="float">
            <text:p>0.14</text:p>
          </table:table-cell>
          <table:table-cell office:value-type="float" office:value="0.0469798657718121" calcext:value-type="float">
            <text:p>0.046979865771812</text:p>
          </table:table-cell>
          <table:table-cell office:value-type="float" office:value="0.0703517587939699" calcext:value-type="float">
            <text:p>0.07035175879397</text:p>
          </table:table-cell>
          <table:table-cell office:value-type="float" office:value="0.0709322241954857" calcext:value-type="float">
            <text:p>0.070932224195486</text:p>
          </table:table-cell>
          <table:table-cell office:value-type="float" office:value="0" calcext:value-type="float">
            <text:p>0</text:p>
          </table:table-cell>
          <table:table-cell office:value-type="float" office:value="0.324478371946513" calcext:value-type="float">
            <text:p>0.3244783719465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0.00236406619385343" calcext:value-type="float">
            <text:p>0.002364066193853</text:p>
          </table:table-cell>
          <table:table-cell office:value-type="float" office:value="0.00422832980972516" calcext:value-type="float">
            <text:p>0.00422832980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551412426773" calcext:value-type="float">
            <text:p>0.1905514124267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office:value-type="float" office:value="0.0144404332129964" calcext:value-type="float">
            <text:p>0.014440433212996</text:p>
          </table:table-cell>
          <table:table-cell office:value-type="float" office:value="0.0244648318042813" calcext:value-type="float">
            <text:p>0.024464831804281</text:p>
          </table:table-cell>
          <table:table-cell office:value-type="float" office:value="0.096070460704607" calcext:value-type="float">
            <text:p>0.096070460704607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375036505650306" calcext:value-type="float">
            <text:p>0.3750365056503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2" calcext:value-type="float">
            <text:p>0.32</text:p>
          </table:table-cell>
          <table:table-cell office:value-type="float" office:value="0.0274914089347079" calcext:value-type="float">
            <text:p>0.027491408934708</text:p>
          </table:table-cell>
          <table:table-cell office:value-type="float" office:value="0.0506329113924051" calcext:value-type="float">
            <text:p>0.050632911392405</text:p>
          </table:table-cell>
          <table:table-cell office:value-type="float" office:value="0.231388347260558" calcext:value-type="float">
            <text:p>0.231388347260558</text:p>
          </table:table-cell>
          <table:table-cell office:value-type="float" office:value="0" calcext:value-type="float">
            <text:p>0</text:p>
          </table:table-cell>
          <table:table-cell office:value-type="float" office:value="0.459734794820473" calcext:value-type="float">
            <text:p>0.459734794820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" calcext:value-type="float">
            <text:p>0.06</text:p>
          </table:table-cell>
          <table:table-cell office:value-type="float" office:value="0.00430416068866571" calcext:value-type="float">
            <text:p>0.004304160688666</text:p>
          </table:table-cell>
          <table:table-cell office:value-type="float" office:value="0.00803212851405622" calcext:value-type="float">
            <text:p>0.008032128514056</text:p>
          </table:table-cell>
          <table:table-cell office:value-type="float" office:value="0.0247631352282515" calcext:value-type="float">
            <text:p>0.024763135228252</text:p>
          </table:table-cell>
          <table:table-cell office:value-type="float" office:value="0" calcext:value-type="float">
            <text:p>0</text:p>
          </table:table-cell>
          <table:table-cell office:value-type="float" office:value="0.293888002068105" calcext:value-type="float">
            <text:p>0.2938880020681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.02</text:p>
          </table:table-cell>
          <table:table-cell office:value-type="float" office:value="0.00512820512820513" calcext:value-type="float">
            <text:p>0.005128205128205</text:p>
          </table:table-cell>
          <table:table-cell office:value-type="float" office:value="0.00816326530612245" calcext:value-type="float">
            <text:p>0.00816326530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4" calcext:value-type="float">
            <text:p>0.34</text:p>
          </table:table-cell>
          <table:table-cell office:value-type="float" office:value="0.0261941448382126" calcext:value-type="float">
            <text:p>0.026194144838213</text:p>
          </table:table-cell>
          <table:table-cell office:value-type="float" office:value="0.0486409155937053" calcext:value-type="float">
            <text:p>0.048640915593705</text:p>
          </table:table-cell>
          <table:table-cell office:value-type="float" office:value="0.475169436804385" calcext:value-type="float">
            <text:p>0.475169436804385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64947242965312" calcext:value-type="float">
            <text:p>0.64947242965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.02</text:p>
          </table:table-cell>
          <table:table-cell office:value-type="float" office:value="0.00641025641025641" calcext:value-type="float">
            <text:p>0.006410256410256</text:p>
          </table:table-cell>
          <table:table-cell office:value-type="float" office:value="0.00970873786407767" calcext:value-type="float">
            <text:p>0.009708737864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6" calcext:value-type="float">
            <text:p>0.76</text:p>
          </table:table-cell>
          <table:table-cell office:value-type="float" office:value="0.192893401015228" calcext:value-type="float">
            <text:p>0.192893401015228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821655547516406" calcext:value-type="float">
            <text:p>0.821655547516406</text:p>
          </table:table-cell>
          <table:table-cell office:value-type="float" office:value="0.9" calcext:value-type="float">
            <text:p>0.9</text:p>
          </table:table-cell>
          <table:table-cell office:value-type="float" office:value="0.964522268539042" calcext:value-type="float">
            <text:p>0.9645222685390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0.00273972602739726" calcext:value-type="float">
            <text:p>0.002739726027397</text:p>
          </table:table-cell>
          <table:table-cell office:value-type="float" office:value="0.00481927710843374" calcext:value-type="float">
            <text:p>0.004819277108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795047090506" calcext:value-type="float">
            <text:p>0.2037950470905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" calcext:value-type="float">
            <text:p>0.16</text:p>
          </table:table-cell>
          <table:table-cell office:value-type="float" office:value="0.0516129032258065" calcext:value-type="float">
            <text:p>0.051612903225807</text:p>
          </table:table-cell>
          <table:table-cell office:value-type="float" office:value="0.0780487804878049" calcext:value-type="float">
            <text:p>0.078048780487805</text:p>
          </table:table-cell>
          <table:table-cell office:value-type="float" office:value="0.172608832116356" calcext:value-type="float">
            <text:p>0.172608832116356</text:p>
          </table:table-cell>
          <table:table-cell office:value-type="float" office:value="0.25" calcext:value-type="float">
            <text:p>0.25</text:p>
          </table:table-cell>
          <table:table-cell office:value-type="float" office:value="0.688199690807515" calcext:value-type="float">
            <text:p>0.6881996908075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office:value-type="float" office:value="0.0684931506849315" calcext:value-type="float">
            <text:p>0.068493150684932</text:p>
          </table:table-cell>
          <table:table-cell office:value-type="float" office:value="0.0813008130081301" calcext:value-type="float">
            <text:p>0.0813008130081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5297192964048" calcext:value-type="float">
            <text:p>0.695297192964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  <table:table-cell office:value-type="float" office:value="0.0298013245033113" calcext:value-type="float">
            <text:p>0.029801324503311</text:p>
          </table:table-cell>
          <table:table-cell office:value-type="float" office:value="0.0511363636363636" calcext:value-type="float">
            <text:p>0.051136363636364</text:p>
          </table:table-cell>
          <table:table-cell office:value-type="float" office:value="0.157655441581306" calcext:value-type="float">
            <text:p>0.157655441581306</text:p>
          </table:table-cell>
          <table:table-cell office:value-type="float" office:value="0" calcext:value-type="float">
            <text:p>0</text:p>
          </table:table-cell>
          <table:table-cell office:value-type="float" office:value="0.377653239561516" calcext:value-type="float">
            <text:p>0.37765323956151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88418181818182" calcext:value-type="float">
            <text:p>0.188418181818182</text:p>
          </table:table-cell>
          <table:table-cell office:value-type="float" office:value="0.106621425392877" calcext:value-type="float">
            <text:p>0.106621425392877</text:p>
          </table:table-cell>
          <table:table-cell office:value-type="float" office:value="0.119939288896373" calcext:value-type="float">
            <text:p>0.119939288896373</text:p>
          </table:table-cell>
          <table:table-cell office:value-type="float" office:value="0.207874019272143" calcext:value-type="float">
            <text:p>0.207874019272143</text:p>
          </table:table-cell>
          <table:table-cell office:value-type="float" office:value="0.202746749811036" calcext:value-type="float">
            <text:p>0.202746749811036</text:p>
          </table:table-cell>
          <table:table-cell office:value-type="float" office:value="0.516558146576617" calcext:value-type="float">
            <text:p>0.516558146576617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66.84pt" svg:y="2.8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metrics10.A1:metrics10.G52">
          <table:sort>
            <table:sort-by table:field-number="0" table:data-type="automatic"/>
          </table:sort>
        </table:database-range>
        <table:database-range table:name="__Anonymous_Sheet_DB__1" table:target-range-address="metric20.A1:metric20.G52">
          <table:sort>
            <table:sort-by table:field-number="0" table:data-type="automatic"/>
          </table:sort>
        </table:database-range>
        <table:database-range table:name="__Anonymous_Sheet_DB__2" table:target-range-address="metric30.A1:metric30.G52">
          <table:sort>
            <table:sort-by table:field-number="0" table:data-type="automatic"/>
          </table:sort>
        </table:database-range>
        <table:database-range table:name="__Anonymous_Sheet_DB__3" table:target-range-address="metric40.A1:metric40.G52">
          <table:sort>
            <table:sort-by table:field-number="0" table:data-type="automatic"/>
          </table:sort>
        </table:database-range>
        <table:database-range table:name="__Anonymous_Sheet_DB__4" table:target-range-address="metric50.A1:metric50.G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10:19:32.814670625</dc:date>
    <meta:editing-duration>PT27M19S</meta:editing-duration>
    <meta:editing-cycles>7</meta:editing-cycles>
    <meta:generator>LibreOffice/6.0.7.3$Linux_X86_64 LibreOffice_project/00m0$Build-3</meta:generator>
    <meta:document-statistic meta:table-count="6" meta:cell-count="18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